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7.049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5.86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8.59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90.5" calcext:value-type="float">
            <text:p>90,5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84" calcext:value-type="float">
            <text:p>84,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68.5" calcext:value-type="float">
            <text:p>68,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ign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efinizione sche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query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I feedback e acquis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r cas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zio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ornamento swagger e aggiunta nuove cose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resource extracti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uten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problemi tecnic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forni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 models, ancor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ource models, d5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fornitore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sc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pt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rudio funzionamento javascript e html per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isoluzione problema fetching api con html e javascrip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frontend fornitore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difica login in fornitore.js e piccole modifiche di risoluzione erro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udio funzionamento css e creazione file style.c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ck corner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difica style.c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on sty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i gestione richieste acquist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s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gestione richieste acquisto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ile pagina con boots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visione front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ing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crittura documento d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eck tutti documenti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ix testing and deployment herok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descrizione API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4 descrizione deployment e git reposit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ing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x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table:number-columns-repeated="5"/>
        </table:table-row>
        <table:table-row table:style-name="ro1" table:number-rows-repeated="104852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3" number:min-decimal-places="3"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3-01-02T13:24:59.263390217</dc:date>
    <meta:editing-duration>PT6H54M19S</meta:editing-duration>
    <meta:editing-cycles>88</meta:editing-cycles>
    <meta:generator>LibreOffice/7.3.7.2$Linux_X86_64 LibreOffice_project/30$Build-2</meta:generator>
    <meta:document-statistic meta:table-count="1" meta:cell-count="309" meta:object-count="0"/>
  </office:meta>
</office:document-meta>
</file>